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86.68mm"/>
    </style:style>
    <style:style style:name="co3" style:family="table-column">
      <style:table-column-properties fo:break-before="auto" style:column-width="68.16mm"/>
    </style:style>
    <style:style style:name="co4" style:family="table-column">
      <style:table-column-properties fo:break-before="auto" style:column-width="94.3mm"/>
    </style:style>
    <style:style style:name="co5" style:family="table-column">
      <style:table-column-properties fo:break-before="auto" style:column-width="102.2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05.75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76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 style:data-style-name="N100">
      <style:table-cell-properties fo:background-color="#ff0000"/>
    </style:style>
    <style:style style:name="ce9" style:family="table-cell" style:parent-style-name="Default" style:data-style-name="N100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01.03.2019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2" table:default-cell-style-name="ce4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strategy 2</text:p>
          </table:table-cell>
          <table:table-cell table:style-name="Default" office:value-type="string" calcext:value-type="string">
            <text:p>strategy 1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goal in first time</text:p>
          </table:table-cell>
          <table:table-cell table:style-name="Default" office:value-type="string" calcext:value-type="string">
            <text:p>team that scored</text:p>
          </table:table-cell>
          <table:table-cell table:style-name="Default" office:value-type="string" calcext:value-type="string">
            <text:p>Both scored</text:p>
          </table:table-cell>
          <table:table-cell table:style-name="Default" office:value-type="string" calcext:value-type="string">
            <text:p>result in first time</text:p>
          </table:table-cell>
          <table:table-cell table:style-name="Default" office:value-type="string" calcext:value-type="string">
            <text:p>result in all time</text:p>
          </table:table-cell>
          <table:table-cell table:style-name="Default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ЕРМАНИЯ: Северо-восточная региональная лига</text:p>
          </table:table-cell>
          <table:table-cell office:value-type="string" calcext:value-type="string">
            <text:p>Нордхаузен - Фюрстенвальде</text:p>
          </table:table-cell>
          <table:table-cell office:value-type="string" calcext:value-type="string">
            <text:p>{'НОРДХАУЗЕН': 3, 'ФЮРСТЕНВАЛЬДЕ': 5}</text:p>
          </table:table-cell>
          <table:table-cell office:value-type="string" calcext:value-type="string">
            <text:p>{'НОРДХАУЗЕН': 2.5, 'ФЮРСТЕНВАЛЬДЕ': 3.0}</text:p>
          </table:table-cell>
          <table:table-cell office:value-type="string" calcext:value-type="string">
            <text:p>01.03.2019 20:30</text:p>
          </table:table-cell>
          <table:table-cell office:value-type="string" calcext:value-type="string">
            <text:p>https://www.myscore.com.ua/match/Q14en309/#match-summar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ЕРМАНИЯ: Региональная лига Бавария</text:p>
          </table:table-cell>
          <table:table-cell office:value-type="string" calcext:value-type="string">
            <text:p>Бавария II - Шальдинг</text:p>
          </table:table-cell>
          <table:table-cell office:value-type="string" calcext:value-type="string">
            <text:p>{'БАВАРИЯ II': 5, 'ШАЛЬДИНГ': 3}</text:p>
          </table:table-cell>
          <table:table-cell office:value-type="string" calcext:value-type="string">
            <text:p>{'БАВАРИЯ II': 0.4, 'ШАЛЬДИНГ': 1.33}</text:p>
          </table:table-cell>
          <table:table-cell office:value-type="string" calcext:value-type="string">
            <text:p>01.03.2019 20:00</text:p>
          </table:table-cell>
          <table:table-cell office:value-type="string" calcext:value-type="string">
            <text:p>https://www.myscore.com.ua/match/YspZ2X5Q/#match-summar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ИБРАЛТАР: Премьер-Дивизион</text:p>
          </table:table-cell>
          <table:table-cell office:value-type="string" calcext:value-type="string">
            <text:p>ФК Европа - Монс Кальпе</text:p>
          </table:table-cell>
          <table:table-cell office:value-type="string" calcext:value-type="string">
            <text:p>{'ФК ЕВРОПА': 6, 'МОНС КАЛЬПЕ': 6}</text:p>
          </table:table-cell>
          <table:table-cell office:value-type="string" calcext:value-type="string">
            <text:p>{'ФК ЕВРОПА': 0.75, 'МОНС КАЛЬПЕ': 2.58}</text:p>
          </table:table-cell>
          <table:table-cell office:value-type="string" calcext:value-type="string">
            <text:p>01.03.2019 21:30</text:p>
          </table:table-cell>
          <table:table-cell office:value-type="string" calcext:value-type="string">
            <text:p>https://www.myscore.com.ua/match/x0h4sGoN/#match-summary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ИНДИЯ: Первый дивизион</text:p>
          </table:table-cell>
          <table:table-cell office:value-type="string" calcext:value-type="string">
            <text:p>Черчилль Бразерс - Chennai City</text:p>
          </table:table-cell>
          <table:table-cell office:value-type="string" calcext:value-type="string">
            <text:p>{'ЧЕРЧИЛЛЬ БРАЗЕРС': 4, 'CHENNAI CITY': 6}</text:p>
          </table:table-cell>
          <table:table-cell office:value-type="string" calcext:value-type="string">
            <text:p>{'ЧЕРЧИЛЛЬ БРАЗЕРС': 2.11, 'CHENNAI CITY': 1.5}</text:p>
          </table:table-cell>
          <table:table-cell office:value-type="string" calcext:value-type="string">
            <text:p>01.03.2019 13:30</text:p>
          </table:table-cell>
          <table:table-cell office:value-type="string" calcext:value-type="string">
            <text:p>https://www.myscore.com.ua/match/p6BtuxZa/#match-summary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АТАР: Премьер-лига</text:p>
          </table:table-cell>
          <table:table-cell office:value-type="string" calcext:value-type="string">
            <text:p>Аль-Сайлия - Аль-Араби</text:p>
          </table:table-cell>
          <table:table-cell office:value-type="string" calcext:value-type="string">
            <text:p>{'АЛЬ-САЙЛИЯ': 5, 'АЛЬ-АРАБИ': 6}</text:p>
          </table:table-cell>
          <table:table-cell office:value-type="string" calcext:value-type="string">
            <text:p>{'АЛЬ-САЙЛИЯ': 1.5, 'АЛЬ-АРАБИ': 3.67}</text:p>
          </table:table-cell>
          <table:table-cell office:value-type="string" calcext:value-type="string">
            <text:p>01.03.2019 15:50</text:p>
          </table:table-cell>
          <table:table-cell office:value-type="string" calcext:value-type="string">
            <text:p>https://www.myscore.com.ua/match/vak9OIN4/#match-summary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ОЛУМБИЯ: Примера - Апертура</text:p>
          </table:table-cell>
          <table:table-cell office:value-type="string" calcext:value-type="string">
            <text:p>Агилас Дорадас - Медельин</text:p>
          </table:table-cell>
          <table:table-cell office:value-type="string" calcext:value-type="string">
            <text:p>{'АГИЛАС ДОРАДАС': 3, 'МЕДЕЛЬИН': 4}</text:p>
          </table:table-cell>
          <table:table-cell office:value-type="string" calcext:value-type="string">
            <text:p>{'АГИЛАС ДОРАДАС': 0.38, 'МЕДЕЛЬИН': 1.0}</text:p>
          </table:table-cell>
          <table:table-cell office:value-type="string" calcext:value-type="string">
            <text:p>28.02.2019 23:30</text:p>
          </table:table-cell>
          <table:table-cell office:value-type="string" calcext:value-type="string">
            <text:p>https://www.myscore.com.ua/match/65HmeN28/#match-summary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ОЛУМБИЯ: Примера - Апертура</text:p>
          </table:table-cell>
          <table:table-cell office:value-type="string" calcext:value-type="string">
            <text:p>Мильонариос - Унион Магдалена</text:p>
          </table:table-cell>
          <table:table-cell office:value-type="string" calcext:value-type="string">
            <text:p>{'МИЛЬОНАРИОС': 5, 'УНИОН МАГДАЛЕНА': 6}</text:p>
          </table:table-cell>
          <table:table-cell office:value-type="string" calcext:value-type="string">
            <text:p>{'МИЛЬОНАРИОС': 1.33, 'УНИОН МАГДАЛЕНА': 1.17}</text:p>
          </table:table-cell>
          <table:table-cell office:value-type="string" calcext:value-type="string">
            <text:p>01.03.2019 03:30</text:p>
          </table:table-cell>
          <table:table-cell office:value-type="string" calcext:value-type="string">
            <text:p>https://www.myscore.com.ua/match/0Shqpcf7/#match-summary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ЛЮКСЕМБУРГ: Национальный дивизион</text:p>
          </table:table-cell>
          <table:table-cell office:value-type="string" calcext:value-type="string">
            <text:p>Прогрес Нидеркорн - Виктория Роспорт</text:p>
          </table:table-cell>
          <table:table-cell office:value-type="string" calcext:value-type="string">
            <text:p>{'ПРОГРЕС НИДЕРКОРН': 7, 'ВИКТОРИЯ РОСПОРТ': 5}</text:p>
          </table:table-cell>
          <table:table-cell office:value-type="string" calcext:value-type="string">
            <text:p>{'ПРОГРЕС НИДЕРКОРН': 1.17, 'ВИКТОРИЯ РОСПОРТ': 8.1}</text:p>
          </table:table-cell>
          <table:table-cell office:value-type="string" calcext:value-type="string">
            <text:p>01.03.2019 21:00</text:p>
          </table:table-cell>
          <table:table-cell office:value-type="string" calcext:value-type="string">
            <text:p>https://www.myscore.com.ua/match/ni3H72Jt/#match-summary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ЛАЙЗИЯ: Суперлига</text:p>
          </table:table-cell>
          <table:table-cell office:value-type="string" calcext:value-type="string">
            <text:p>Селангор - Джохор</text:p>
          </table:table-cell>
          <table:table-cell office:value-type="string" calcext:value-type="string">
            <text:p>{'СЕЛАНГОР': 5, 'ДЖОХОР': 6}</text:p>
          </table:table-cell>
          <table:table-cell office:value-type="string" calcext:value-type="string">
            <text:p>{'СЕЛАНГОР': 0.62, 'ДЖОХОР': 0.45}</text:p>
          </table:table-cell>
          <table:table-cell office:value-type="string" calcext:value-type="string">
            <text:p>01.03.2019 15:00</text:p>
          </table:table-cell>
          <table:table-cell office:value-type="string" calcext:value-type="string">
            <text:p>https://www.myscore.com.ua/match/AT45QpFo/#match-summary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АЛЬТА: Премьер-лига</text:p>
          </table:table-cell>
          <table:table-cell office:value-type="string" calcext:value-type="string">
            <text:p>Хибернианс - Таршин</text:p>
          </table:table-cell>
          <table:table-cell office:value-type="string" calcext:value-type="string">
            <text:p>{'ХИБЕРНИАНС': 8, 'ТАРШИН': 4}</text:p>
          </table:table-cell>
          <table:table-cell office:value-type="string" calcext:value-type="string">
            <text:p>{'ХИБЕРНИАНС': 1.1, 'ТАРШИН': 0.83}</text:p>
          </table:table-cell>
          <table:table-cell office:value-type="string" calcext:value-type="string">
            <text:p>01.03.2019 21:00</text:p>
          </table:table-cell>
          <table:table-cell office:value-type="string" calcext:value-type="string">
            <text:p>https://www.myscore.com.ua/match/zZK5Dfwo/#match-summary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МИР: Международный турнир (Кипр) - Женщины</text:p>
          </table:table-cell>
          <table:table-cell table:style-name="ce5" office:value-type="string" calcext:value-type="string">
            <text:p>Австрия (Ж) - Бельгия (Ж)</text:p>
          </table:table-cell>
          <table:table-cell table:style-name="ce5" office:value-type="string" calcext:value-type="string">
            <text:p>{'АВСТРИЯ (Ж)': 5, 'БЕЛЬГИЯ (Ж)': 6}</text:p>
          </table:table-cell>
          <table:table-cell table:style-name="ce5" office:value-type="string" calcext:value-type="string">
            <text:p>{'АВСТРИЯ (Ж)': 1.25, 'БЕЛЬГИЯ (Ж)': 0.33}</text:p>
          </table:table-cell>
          <table:table-cell table:style-name="ce8" office:value-type="string" calcext:value-type="string">
            <text:p>01.03.2019 18:00</text:p>
          </table:table-cell>
          <table:table-cell table:style-name="ce5" office:value-type="string" calcext:value-type="string">
            <text:p>https://www.myscore.com.ua/match/jJSWfgum/#match-summary</text:p>
          </table:table-cell>
          <table:table-cell table:style-name="ce5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НИДЕРЛАНДЫ: Первый дивизион</text:p>
          </table:table-cell>
          <table:table-cell office:value-type="string" calcext:value-type="string">
            <text:p>Алмере - Эйндховен</text:p>
          </table:table-cell>
          <table:table-cell office:value-type="string" calcext:value-type="string">
            <text:p>{'АЛМЕРЕ': 6, 'ЭЙНДХОВЕН': 4}</text:p>
          </table:table-cell>
          <table:table-cell office:value-type="string" calcext:value-type="string">
            <text:p>{'АЛМЕРЕ': 1.5, 'ЭЙНДХОВЕН': 0.5}</text:p>
          </table:table-cell>
          <table:table-cell office:value-type="string" calcext:value-type="string">
            <text:p>01.03.2019 21:00</text:p>
          </table:table-cell>
          <table:table-cell office:value-type="string" calcext:value-type="string">
            <text:p>https://www.myscore.com.ua/match/COsKGskF/#match-summary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ИДЕРЛАНДЫ: Первый дивизион</text:p>
          </table:table-cell>
          <table:table-cell office:value-type="string" calcext:value-type="string">
            <text:p>Йонг Утрехт - Телстар</text:p>
          </table:table-cell>
          <table:table-cell office:value-type="string" calcext:value-type="string">
            <text:p>{'ЙОНГ УТРЕХТ': 4, 'ТЕЛСТАР': 4}</text:p>
          </table:table-cell>
          <table:table-cell office:value-type="string" calcext:value-type="string">
            <text:p>{'ЙОНГ УТРЕХТ': 1.67, 'ТЕЛСТАР': 0.35}</text:p>
          </table:table-cell>
          <table:table-cell office:value-type="string" calcext:value-type="string">
            <text:p>01.03.2019 21:00</text:p>
          </table:table-cell>
          <table:table-cell office:value-type="string" calcext:value-type="string">
            <text:p>https://www.myscore.com.ua/match/dGL28Jde/#match-summary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НИДЕРЛАНДЫ: Первый дивизион</text:p>
          </table:table-cell>
          <table:table-cell table:style-name="ce5" office:value-type="string" calcext:value-type="string">
            <text:p>Камбур - Осс</text:p>
          </table:table-cell>
          <table:table-cell table:style-name="ce5" office:value-type="string" calcext:value-type="string">
            <text:p>{'КАМБУР': 4, 'ОСС': 3}</text:p>
          </table:table-cell>
          <table:table-cell table:style-name="ce5" office:value-type="string" calcext:value-type="string">
            <text:p>{'КАМБУР': 0.54, 'ОСС': 0.9}</text:p>
          </table:table-cell>
          <table:table-cell table:style-name="ce8" office:value-type="string" calcext:value-type="string">
            <text:p>01.03.2019 21:00</text:p>
          </table:table-cell>
          <table:table-cell table:style-name="ce5" office:value-type="string" calcext:value-type="string">
            <text:p>https://www.myscore.com.ua/match/2g0TgKs2/#match-summary</text:p>
          </table:table-cell>
          <table:table-cell table:style-name="ce5"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НИДЕРЛАНДЫ: Первый дивизион</text:p>
          </table:table-cell>
          <table:table-cell office:value-type="string" calcext:value-type="string">
            <text:p>Спарта - Валвейк</text:p>
          </table:table-cell>
          <table:table-cell office:value-type="string" calcext:value-type="string">
            <text:p>{'СПАРТА': 8, 'ВАЛВЕЙК': 5}</text:p>
          </table:table-cell>
          <table:table-cell office:value-type="string" calcext:value-type="string">
            <text:p>{'СПАРТА': 0.4, 'ВАЛВЕЙК': 0.27}</text:p>
          </table:table-cell>
          <table:table-cell office:value-type="string" calcext:value-type="string">
            <text:p>01.03.2019 21:00</text:p>
          </table:table-cell>
          <table:table-cell office:value-type="string" calcext:value-type="string">
            <text:p>https://www.myscore.com.ua/match/8jyTELJR/#match-summary</text:p>
          </table:table-cell>
          <table:table-cell table:number-columns-repeated="101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ОАЭ: Первый дивизион</text:p>
          </table:table-cell>
          <table:table-cell table:style-name="ce6" office:value-type="string" calcext:value-type="string">
            <text:p>Эль-Фуджайра - Аль-Шаржа</text:p>
          </table:table-cell>
          <table:table-cell table:style-name="ce6" office:value-type="string" calcext:value-type="string">
            <text:p>{'ЭЛЬ-ФУДЖАЙРА': 1, 'АЛЬ-ШАРЖА': 5}</text:p>
          </table:table-cell>
          <table:table-cell table:style-name="ce6" office:value-type="string" calcext:value-type="string">
            <text:p>{'ЭЛЬ-ФУДЖАЙРА': 2.25, 'АЛЬ-ШАРЖА': 2.17}</text:p>
          </table:table-cell>
          <table:table-cell table:style-name="ce9" office:value-type="string" calcext:value-type="string">
            <text:p>01.03.2019 18:15</text:p>
          </table:table-cell>
          <table:table-cell table:style-name="ce6" office:value-type="string" calcext:value-type="string">
            <text:p>https://www.myscore.com.ua/match/MDaEVBrr/#match-summary</text:p>
          </table:table-cell>
          <table:table-cell table:style-name="ce6"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ЛЬША: Премьер-лига</text:p>
          </table:table-cell>
          <table:table-cell office:value-type="string" calcext:value-type="string">
            <text:p>Пяст Гливице - Шлёнск Вроцлав</text:p>
          </table:table-cell>
          <table:table-cell office:value-type="string" calcext:value-type="string">
            <text:p>{'ПЯСТ ГЛИВИЦЕ': 9, 'ШЛЁНСК ВРОЦЛАВ': 7}</text:p>
          </table:table-cell>
          <table:table-cell office:value-type="string" calcext:value-type="string">
            <text:p>{'ПЯСТ ГЛИВИЦЕ': 1.25, 'ШЛЁНСК ВРОЦЛАВ': 1.75}</text:p>
          </table:table-cell>
          <table:table-cell office:value-type="string" calcext:value-type="string">
            <text:p>01.03.2019 19:00</text:p>
          </table:table-cell>
          <table:table-cell office:value-type="string" calcext:value-type="string">
            <text:p>https://www.myscore.com.ua/match/214DJhgg/#match-summary</text:p>
          </table:table-cell>
          <table:table-cell table:number-columns-repeated="101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ПОРТУГАЛИЯ: Примейра-лига</text:p>
          </table:table-cell>
          <table:table-cell table:style-name="ce6" office:value-type="string" calcext:value-type="string">
            <text:p>Авеш - Боавишта</text:p>
          </table:table-cell>
          <table:table-cell table:style-name="ce6" office:value-type="string" calcext:value-type="string">
            <text:p>{'АВЕШ': 4, 'БОАВИШТА': 3}</text:p>
          </table:table-cell>
          <table:table-cell table:style-name="ce6" office:value-type="string" calcext:value-type="string">
            <text:p>{'АВЕШ': 1, 'БОАВИШТА': 0.85}</text:p>
          </table:table-cell>
          <table:table-cell table:style-name="ce9" office:value-type="string" calcext:value-type="string">
            <text:p>01.03.2019 22:30</text:p>
          </table:table-cell>
          <table:table-cell table:style-name="ce6" office:value-type="string" calcext:value-type="string">
            <text:p>https://www.myscore.com.ua/match/IVD5lNvo/#match-summary</text:p>
          </table:table-cell>
          <table:table-cell table:style-name="ce6"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ОССИЯ: Молодежная Лига</text:p>
          </table:table-cell>
          <table:table-cell office:value-type="string" calcext:value-type="string">
            <text:p>Урал U21 - Зенит U21</text:p>
          </table:table-cell>
          <table:table-cell office:value-type="string" calcext:value-type="string">
            <text:p>{'УРАЛ U21': 4, 'ЗЕНИТ U21': 4}</text:p>
          </table:table-cell>
          <table:table-cell office:value-type="string" calcext:value-type="string">
            <text:p>{'УРАЛ U21': 3.75, 'ЗЕНИТ U21': 1.08}</text:p>
          </table:table-cell>
          <table:table-cell office:value-type="string" calcext:value-type="string">
            <text:p>01.03.2019 09:00</text:p>
          </table:table-cell>
          <table:table-cell office:value-type="string" calcext:value-type="string">
            <text:p>https://www.myscore.com.ua/match/YJZGN8CC/#match-summary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САУДОВСКАЯ АРАВИЯ: Премьер-лига</text:p>
          </table:table-cell>
          <table:table-cell table:style-name="ce5" office:value-type="string" calcext:value-type="string">
            <text:p>Аль-Раед - Аль-Кадисия</text:p>
          </table:table-cell>
          <table:table-cell table:style-name="ce5" office:value-type="string" calcext:value-type="string">
            <text:p>{'АЛЬ-РАЕД': 4, 'АЛЬ-КАДИСИЯ': 1}</text:p>
          </table:table-cell>
          <table:table-cell table:style-name="ce5" office:value-type="string" calcext:value-type="string">
            <text:p>{'АЛЬ-РАЕД': 0.75, 'АЛЬ-КАДИСИЯ': 1.5}</text:p>
          </table:table-cell>
          <table:table-cell table:style-name="ce8" office:value-type="string" calcext:value-type="string">
            <text:p>01.03.2019 15:00</text:p>
          </table:table-cell>
          <table:table-cell table:style-name="ce5" office:value-type="string" calcext:value-type="string">
            <text:p>https://www.myscore.com.ua/match/fLEnh6B5/#match-summary</text:p>
          </table:table-cell>
          <table:table-cell table:style-name="ce5"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ЕВЕРНАЯ ИРЛАНДИЯ: Кубок Северной Ирландии</text:p>
          </table:table-cell>
          <table:table-cell office:value-type="string" calcext:value-type="string">
            <text:p>Ларн - Колрейн</text:p>
          </table:table-cell>
          <table:table-cell office:value-type="string" calcext:value-type="string">
            <text:p>{'ЛАРН': 6, 'КОЛРЕЙН': 8}</text:p>
          </table:table-cell>
          <table:table-cell office:value-type="string" calcext:value-type="string">
            <text:p>{'ЛАРН': 1.33, 'КОЛРЕЙН': 3.88}</text:p>
          </table:table-cell>
          <table:table-cell office:value-type="string" calcext:value-type="string">
            <text:p>01.03.2019 21:45</text:p>
          </table:table-cell>
          <table:table-cell office:value-type="string" calcext:value-type="string">
            <text:p>https://www.myscore.com.ua/match/8YHOJG1p/#match-summary</text:p>
          </table:table-cell>
          <table:table-cell table:number-columns-repeated="101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ЮЖНАЯ КОРЕЯ: K League 1</text:p>
          </table:table-cell>
          <table:table-cell table:style-name="ce6" office:value-type="string" calcext:value-type="string">
            <text:p>Кённам - Соннам</text:p>
          </table:table-cell>
          <table:table-cell table:style-name="ce6" office:value-type="string" calcext:value-type="string">
            <text:p>{'КЁННАМ': 5, 'СОННАМ': 3}</text:p>
          </table:table-cell>
          <table:table-cell table:style-name="ce6" office:value-type="string" calcext:value-type="string">
            <text:p>{'КЁННАМ': 1.0, 'СОННАМ': 0.67}</text:p>
          </table:table-cell>
          <table:table-cell table:style-name="ce9" office:value-type="string" calcext:value-type="string">
            <text:p>01.03.2019 09:00</text:p>
          </table:table-cell>
          <table:table-cell table:style-name="ce6" office:value-type="string" calcext:value-type="string">
            <text:p>https://www.myscore.com.ua/match/0vN5r50n/#match-summary</text:p>
          </table:table-cell>
          <table:table-cell table:style-name="ce6" table:number-columns-repeated="1017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17:44:20.1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00:11:03.386000000</dc:date>
    <meta:editing-duration>PT3H16M31S</meta:editing-duration>
    <meta:editing-cycles>3</meta:editing-cycles>
    <meta:generator>LibreOffice/6.1.2.1$Windows_X86_64 LibreOffice_project/65905a128db06ba48db947242809d14d3f9a93fe</meta:generator>
    <meta:document-statistic meta:table-count="1" meta:cell-count="167" meta:object-count="0"/>
  </office:meta>
</office:document-meta>
</file>